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datenbankmodelle-und-tabellenmodelle"/>Datenbankmodelle und Tabellenmodelle<text:bookmark-end text:name="datenbankmodelle-und-tabellenmodelle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7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7-ERM2Tabelle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06.988000000</dc:date>
    <meta:editing-duration>PT2M12S</meta:editing-duration>
    <meta:editing-cycles>1</meta:editing-cycles>
    <meta:document-statistic meta:table-count="0" meta:image-count="0" meta:object-count="0" meta:page-count="1" meta:paragraph-count="5" meta:word-count="20" meta:character-count="164" meta:non-whitespace-character-count="140"/>
    <meta:user-defined meta:name="VersionODT">0.3 (05.02.2020)</meta:user-defined>
    <meta:user-defined meta:name="numbersections">True</meta:user-defined>
  </office:meta>
</office:document-meta>
</file>